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erif CJK KR1" svg:font-family="'Noto Serif CJK KR'" style:font-family-generic="roman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2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style:font-name="Noto Serif CJK KR1" officeooo:rsid="0062744f" officeooo:paragraph-rsid="0062744f" style:font-name-asian="Noto Serif CJK KR1" style:font-name-complex="Noto Serif CJK KR1"/>
    </style:style>
    <style:style style:name="P2" style:family="paragraph" style:parent-style-name="Standard">
      <style:text-properties style:font-name="Noto Serif CJK KR1" officeooo:rsid="001861d9" officeooo:paragraph-rsid="0062744f" style:font-name-asian="Noto Serif CJK KR1" style:font-name-complex="Noto Serif CJK KR1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Noto Serif CJK KR1" officeooo:rsid="001861d9" officeooo:paragraph-rsid="0062744f" style:font-name-asian="Noto Serif CJK KR1" style:font-name-complex="Noto Serif CJK KR1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Noto Serif CJK KR1" officeooo:rsid="001861d9" officeooo:paragraph-rsid="00636f13" style:font-name-asian="Noto Serif CJK KR1" style:font-name-complex="Noto Serif CJK KR1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Noto Serif CJK KR1" officeooo:rsid="00647e12" officeooo:paragraph-rsid="00647e12" style:font-name-asian="Noto Serif CJK KR1" style:font-name-complex="Noto Serif CJK KR1"/>
    </style:style>
    <style:style style:name="T1" style:family="text">
      <style:text-properties officeooo:rsid="0062744f"/>
    </style:style>
    <style:style style:name="T2" style:family="text">
      <style:text-properties officeooo:rsid="001c4aaf"/>
    </style:style>
    <style:style style:name="T3" style:family="text">
      <style:text-properties officeooo:rsid="001dc698"/>
    </style:style>
    <style:style style:name="T4" style:family="text">
      <style:text-properties officeooo:rsid="00636f13"/>
    </style:style>
    <style:style style:name="T5" style:family="text">
      <style:text-properties officeooo:rsid="00647e1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vim 사용법</text:p>
      <text:p text:style-name="P2"><text:s/></text:p>
      <text:p text:style-name="P3"><text:s/>■ <text:span text:style-name="T1">vim filename : filename의 파일을 편집한다.</text:span></text:p>
      <text:p text:style-name="P2"><text:s/></text:p>
      <text:p text:style-name="P2"><text:s/>■ <text:span text:style-name="T1">vim은 명령모드, 입력모드가 존재</text:span></text:p>
      <text:p text:style-name="P2"><text:s/>- 기본 실행시 명령모드</text:p>
      <text:p text:style-name="P3"><text:s/>- <text:span text:style-name="T1">i 입력시 입력모드로 전환</text:span></text:p>
      <text:p text:style-name="P3"><text:s/></text:p>
      <text:p text:style-name="P4"><text:span text:style-name="T4">2.</text:span> 명령모드 단축키</text:p>
      <text:p text:style-name="P4"/>
      <text:p text:style-name="P4"><text:s/>■ 에디터 종료 방법</text:p>
      <text:p text:style-name="P4"><text:span text:style-name="T2"><text:s text:c="2"/></text:span><text:span text:style-name="T3">◆ :</text:span><text:span text:style-name="T4">w : 현재 변경 사항 저장</text:span></text:p>
      <text:p text:style-name="P4"><text:span text:style-name="T2"><text:s text:c="2"/></text:span><text:span text:style-name="T3">◆ :</text:span><text:span text:style-name="T4">wq : 현재 변경 사항 저장 후 나가기</text:span></text:p>
      <text:p text:style-name="P4"><text:span text:style-name="T2"><text:s text:c="2"/></text:span><text:span text:style-name="T3">◆ :</text:span><text:span text:style-name="T4">q! : 저장하지 않고 나가기</text:span></text:p>
      <text:p text:style-name="P4"><text:s/><text:span text:style-name="T2"><text:s/></text:span><text:span text:style-name="T3">◆ :</text:span><text:span text:style-name="T4">q : 나가기(변경 사항이 있을 시 나가지지 않음)</text:span></text:p>
      <text:p text:style-name="P4"/>
      <text:p text:style-name="P4"><text:s/>■ 글자 편집</text:p>
      <text:p text:style-name="P4"><text:s/><text:span text:style-name="T2"><text:s/></text:span><text:span text:style-name="T3">◆ </text:span><text:span text:style-name="T4">u : 한 단계 되돌리기</text:span></text:p>
      <text:p text:style-name="P4"><text:s/><text:span text:style-name="T2"><text:s/></text:span><text:span text:style-name="T3">◆ </text:span><text:span text:style-name="T4">x : 커서 위 글자 삭제</text:span></text:p>
      <text:p text:style-name="P4"><text:s/><text:span text:style-name="T2"><text:s/></text:span><text:span text:style-name="T3">◆ </text:span><text:span text:style-name="T4">dd : 커서 위 줄 삭제</text:span></text:p>
      <text:p text:style-name="P4"><text:s/><text:span text:style-name="T2"><text:s/></text:span><text:span text:style-name="T3">◆ </text:span><text:span text:style-name="T4">d : 잘라내기</text:span></text:p>
      <text:p text:style-name="P4"><text:s/><text:span text:style-name="T2"><text:s/></text:span><text:span text:style-name="T3">◆ </text:span><text:span text:style-name="T4">p : 버퍼에 담긴 내용 커서 다음 줄에 삽입</text:span></text:p>
      <text:p text:style-name="P4"><text:s/><text:span text:style-name="T2"><text:s/></text:span><text:span text:style-name="T3">◆ </text:span><text:span text:style-name="T4">o : 커서 다음 줄에 빈 줄 추가 + 입력 모드 전환</text:span></text:p>
      <text:p text:style-name="P4"><text:s/><text:span text:style-name="T2"><text:s/></text:span><text:span text:style-name="T3">◆ /</text:span><text:span text:style-name="T4">index : 문서 내의 index 를 찾아서 이동</text:span></text:p>
      <text:p text:style-name="P4"><text:s/><text:span text:style-name="T2"><text:s/></text:span><text:span text:style-name="T3">◆ %/</text:span><text:span text:style-name="T4">index1/index2 : index1을 index2로 치환</text:span></text:p>
      <text:p text:style-name="P4"><text:s text:c="3"/>- <text:span text:style-name="T4">gc : 위에서 부터 차례대로 확인하며 변경</text:span> </text:p>
      <text:p text:style-name="P4"/>
      <text:p text:style-name="P5">2. </text:p>
      <text:p text:style-name="P5">echo(Content) : Content를 출력한다.</text:p>
      <text:p text:style-name="P5">- $? : 가장 최근 실행시킨 프로그램의 리턴값이 저장되는 변수 </text:p>
      <text:p text:style-name="P2"><text:s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erif CJK KR1" svg:font-family="'Noto Serif CJK KR'" style:font-family-generic="roman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2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oto Serif CJK KR" fo:font-size="12pt" fo:language="en" fo:country="US" style:letter-kerning="true" style:font-name-asian="Noto Serif CJK KR2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erif CJK KR" fo:font-size="12pt" fo:language="en" fo:country="US" style:letter-kerning="true" style:font-name-asian="Noto Serif CJK KR2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1T15:30:49.296078921</meta:creation-date>
    <dc:date>2021-01-13T13:24:13.422502470</dc:date>
    <meta:editing-duration>PT13H3M5S</meta:editing-duration>
    <meta:editing-cycles>55</meta:editing-cycles>
    <meta:generator>LibreOffice/6.4.6.2$Linux_X86_64 LibreOffice_project/40$Build-2</meta:generator>
    <meta:document-statistic meta:table-count="0" meta:image-count="0" meta:object-count="0" meta:page-count="1" meta:paragraph-count="28" meta:word-count="288" meta:character-count="537" meta:non-whitespace-character-count="371"/>
  </office:meta>
</office:document-meta>
</file>